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mplateServlet.remap( ServletRequest request , String request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mplateServlet.service( HttpServletRequest request , HttpServletResponse respon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